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otal Cycles</text:p>
          </table:table-cell>
          <table:table-cell table:formula="of:=[.B3]*[.B4]" office:value-type="float" office:value="32768000" calcext:value-type="float">
            <text:p>3276800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*60+[.C7]" office:value-type="float" office:value="18" calcext:value-type="float">
            <text:p>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Iteration</text:p>
          </table:table-cell>
          <table:table-cell table:formula="of:=[.B8]/[.B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ycles/Sec</text:p>
          </table:table-cell>
          <table:table-cell table:style-name="ce2" table:formula="of:=[.B5]/[.B11]" office:value-type="float" office:value="1820444.44444444" calcext:value-type="float">
            <text:p>1820444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table:style-name="ce3" table:formula="of:=[.B12]/1000000" office:value-type="float" office:value="1.82044444444444" calcext:value-type="float">
            <text:p>1.82</text:p>
          </table:table-cell>
          <table:table-cell office:value-type="string" calcext:value-type="string">
            <text:p>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0:56:52.781401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2-08T11:05:20.747380538</dc:date>
    <meta:editing-duration>PT31M53S</meta:editing-duration>
    <meta:editing-cycles>9</meta:editing-cycles>
    <meta:generator>LibreOffice/7.6.4.1$Linux_X86_64 LibreOffice_project/60$Build-1</meta:generator>
    <meta:document-statistic meta:table-count="1" meta:cell-count="26" meta:object-count="0"/>
  </office:meta>
</office:document-meta>
</file>